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818cm" svg:height="6.096cm" svg:x="3.556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4.047cm" svg:y2="6.096cm">
          <text:p/>
        </draw:line>
        <draw:line draw:style-name="gr41" draw:text-style-name="P1" draw:layer="layout" svg:x1="11.98cm" svg:y1="6.604cm" svg:x2="14.047cm" svg:y2="8.201cm">
          <text:p/>
        </draw:line>
        <draw:line draw:style-name="gr41" draw:text-style-name="P1" draw:layer="layout" svg:x1="11.981cm" svg:y1="6.604cm" svg:x2="14.047cm" svg:y2="10.91cm">
          <text:p/>
        </draw:line>
        <draw:line draw:style-name="gr41" draw:text-style-name="P1" draw:layer="layout" svg:x1="11.983cm" svg:y1="8.208cm" svg:x2="14.047cm" svg:y2="6.604cm">
          <text:p/>
        </draw:line>
        <draw:line draw:style-name="gr41" draw:text-style-name="P1" draw:layer="layout" svg:x1="11.983cm" svg:y1="8.308cm" svg:x2="14.047cm" svg:y2="8.501cm">
          <text:p/>
        </draw:line>
        <draw:line draw:style-name="gr41" draw:text-style-name="P1" draw:layer="layout" svg:x1="11.983cm" svg:y1="8.308cm" svg:x2="14.047cm" svg:y2="11.176cm">
          <text:p/>
        </draw:line>
        <draw:line draw:style-name="gr41" draw:text-style-name="P1" draw:layer="layout" svg:x1="11.984cm" svg:y1="11.009cm" svg:x2="14.047cm" svg:y2="11.4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74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6:21:56.747549418</dc:date>
    <meta:editing-duration>P1DT5H15M27S</meta:editing-duration>
    <meta:editing-cycles>558</meta:editing-cycles>
    <meta:generator>LibreOffice/4.2.8.2$Linux_X86_64 LibreOffice_project/420m0$Build-2</meta:generator>
    <meta:document-statistic meta:object-count="376"/>
  </office:meta>
</office:document-meta>
</file>